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leau13" style:family="table">
      <style:table-properties style:width="7.694cm" fo:margin-left="3.821cm" fo:margin-right="5.486cm" table:align="margins" style:writing-mode="lr-tb"/>
    </style:style>
    <style:style style:name="Tableau13.A" style:family="table-column">
      <style:table-column-properties style:column-width="4.235cm" style:rel-column-width="36066*"/>
    </style:style>
    <style:style style:name="Tableau13.B" style:family="table-column">
      <style:table-column-properties style:column-width="0.661cm" style:rel-column-width="5635*"/>
    </style:style>
    <style:style style:name="Tableau13.C" style:family="table-column">
      <style:table-column-properties style:column-width="0.688cm" style:rel-column-width="5860*"/>
    </style:style>
    <style:style style:name="Tableau13.F" style:family="table-column">
      <style:table-column-properties style:column-width="0.787cm" style:rel-column-width="6704*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3.D3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5" style:family="table-cell" style:data-style-name="N0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edd2e"/>
    </style:style>
    <style:style style:name="P2" style:family="paragraph" style:parent-style-name="Standard">
      <style:text-properties officeooo:rsid="000edd2e" officeooo:paragraph-rsid="000edd2e"/>
    </style:style>
    <style:style style:name="P3" style:family="paragraph" style:parent-style-name="Standard">
      <style:text-properties officeooo:rsid="001001b8" officeooo:paragraph-rsid="001001b8"/>
    </style:style>
    <style:style style:name="P4" style:family="paragraph" style:parent-style-name="Standard">
      <style:text-properties officeooo:paragraph-rsid="001001b8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01b8" officeooo:paragraph-rsid="001001b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01b8" officeooo:paragraph-rsid="001001b8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edd2e" officeooo:paragraph-rsid="000edd2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001b8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officeooo:paragraph-rsid="001001b8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officeooo:paragraph-rsid="001001b8"/>
    </style:style>
    <style:style style:name="P11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fo:font-weight="bold" officeooo:paragraph-rsid="001001b8" style:font-weight-asian="bold"/>
    </style:style>
    <style:style style:name="P12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officeooo:paragraph-rsid="001001b8" style:font-weight-asian="bold"/>
    </style:style>
    <style:style style:name="P1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officeooo:paragraph-rsid="001001b8" fo:background-color="#ffff00" style:font-weight-asian="bold" style:font-weight-complex="bold"/>
    </style:style>
    <style:style style:name="P14" style:family="paragraph" style:parent-style-name="Text_20_body">
      <style:text-properties officeooo:paragraph-rsid="001001b8"/>
    </style:style>
    <style:style style:name="P15" style:family="paragraph" style:parent-style-name="Text_20_body">
      <style:paragraph-properties fo:margin-left="0.979cm" fo:margin-right="0cm" fo:text-indent="0cm" style:auto-text-indent="false"/>
      <style:text-properties style:font-name="Comic Sans MS" fo:font-size="10pt" style:text-underline-style="solid" style:text-underline-width="auto" style:text-underline-color="font-color" fo:font-weight="bold" officeooo:paragraph-rsid="001001b8" fo:background-color="#ccffff" style:font-size-asian="10pt" style:font-weight-asian="bold" style:font-weight-complex="bold"/>
    </style:style>
    <style:style style:name="P16" style:family="paragraph" style:parent-style-name="Text_20_body">
      <style:paragraph-properties fo:margin-left="2cm" fo:margin-right="0cm" fo:text-indent="0.63cm" style:auto-text-indent="false"/>
      <style:text-properties officeooo:paragraph-rsid="001001b8"/>
    </style:style>
    <style:style style:name="P17" style:family="paragraph" style:parent-style-name="Standard" style:list-style-name="L1">
      <style:text-properties officeooo:rsid="001001b8" officeooo:paragraph-rsid="001001b8"/>
    </style:style>
    <style:style style:name="P18" style:family="paragraph" style:parent-style-name="Standard" style:list-style-name="L2">
      <style:text-properties officeooo:rsid="001001b8" officeooo:paragraph-rsid="001001b8"/>
    </style:style>
    <style:style style:name="P19" style:family="paragraph" style:parent-style-name="Standard" style:list-style-name="L3">
      <style:text-properties officeooo:rsid="001001b8" officeooo:paragraph-rsid="001001b8"/>
    </style:style>
    <style:style style:name="P20" style:family="paragraph" style:parent-style-name="Standard" style:list-style-name="L4">
      <style:text-properties officeooo:paragraph-rsid="000edd2e"/>
    </style:style>
    <style:style style:name="P21" style:family="paragraph" style:parent-style-name="Standard" style:list-style-name="L5">
      <style:paragraph-properties fo:margin-left="1.251cm" fo:margin-right="0cm" fo:text-indent="-0.635cm" style:auto-text-indent="false"/>
      <style:text-properties officeooo:paragraph-rsid="000edd2e"/>
    </style:style>
    <style:style style:name="P22" style:family="paragraph" style:parent-style-name="Standard" style:list-style-name="L5">
      <style:paragraph-properties fo:margin-left="1.251cm" fo:margin-right="0cm" fo:text-indent="-0.635cm" style:auto-text-indent="false"/>
      <style:text-properties officeooo:rsid="000edd2e" officeooo:paragraph-rsid="000edd2e"/>
    </style:style>
    <style:style style:name="P23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officeooo:paragraph-rsid="001001b8"/>
    </style:style>
    <style:style style:name="P24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fo:font-weight="normal" officeooo:paragraph-rsid="001001b8" style:font-weight-asian="normal" style:font-weight-complex="normal"/>
    </style:style>
    <style:style style:name="P25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style:text-underline-style="none" fo:font-weight="normal" officeooo:rsid="0003041e" officeooo:paragraph-rsid="001001b8" style:font-weight-asian="normal" style:font-weight-complex="normal"/>
    </style:style>
    <style:style style:name="P26" style:family="paragraph" style:parent-style-name="Text_20_body">
      <style:text-properties officeooo:paragraph-rsid="001001b8"/>
    </style:style>
    <style:style style:name="P27" style:family="paragraph" style:parent-style-name="Text_20_body">
      <style:paragraph-properties fo:break-before="page"/>
      <style:text-properties officeooo:paragraph-rsid="001001b8"/>
    </style:style>
    <style:style style:name="P28" style:family="paragraph" style:parent-style-name="question">
      <loext:graphic-properties draw:fill-color="#ffffff" draw:fill-image-width="0cm" draw:fill-image-height="0cm"/>
      <style:text-properties officeooo:paragraph-rsid="001001b8"/>
    </style:style>
    <style:style style:name="T1" style:family="text">
      <style:text-properties officeooo:rsid="000edd2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d2e" style:font-weight-asian="bold" style:font-weight-complex="bold"/>
    </style:style>
    <style:style style:name="T5" style:family="text">
      <style:text-properties fo:font-style="italic" fo:font-weight="bold" officeooo:rsid="000edd2e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position="super 58%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ice 1 :</text:p>
      <text:p text:style-name="P3"/>
      <text:list xml:id="list7612893672830309524" text:style-name="L1">
        <text:list-item>
          <text:p text:style-name="P17">Déclarez un tableau des notes /20 pour un devoir des élèves de la classe</text:p>
        </text:list-item>
        <text:list-item>
          <text:p text:style-name="P17">Initialisez-le avec une valeur par défaut.</text:p>
        </text:list-item>
        <text:list-item>
          <text:p text:style-name="P17">Affichez les notes selon la forme :</text:p>
        </text:list-item>
      </text:list>
      <text:p text:style-name="P3">L'élève numéro i a eu la note nn / 20</text:p>
      <text:p text:style-name="P1"/>
      <text:p text:style-name="P5">Exercice 2 :</text:p>
      <text:p text:style-name="P3">On conserve les données de la station climatique (température min et max) sur un mois.</text:p>
      <text:list xml:id="list5246244042470711678" text:style-name="L2">
        <text:list-item>
          <text:p text:style-name="P18">Faites une déclaration de variable pouvant convenir.</text:p>
        </text:list-item>
      </text:list>
      <text:p text:style-name="P3">Recherchez le jour du mois où :</text:p>
      <text:list xml:id="list5735592047390995554" text:style-name="L3">
        <text:list-item>
          <text:p text:style-name="P19">La température min est la plus petite </text:p>
        </text:list-item>
        <text:list-item>
          <text:p text:style-name="P19">La température max la plus grande</text:p>
        </text:list-item>
      </text:list>
      <text:p text:style-name="P3"/>
      <text:p text:style-name="P5">Exercice 3 :</text:p>
      <text:p text:style-name="P1"><text:span text:style-name="T1">Soit un tableau </text:span><text:span text:style-name="T5">tabVal</text:span><text:span text:style-name="T1"> de taille </text:span><text:span text:style-name="T4">TAILLEMAX</text:span><text:span text:style-name="T1"> contenant </text:span><text:span text:style-name="T5">nbVal</text:span><text:span text:style-name="T1"> valeurs numériques.</text:span></text:p>
      <text:p text:style-name="P2">On souhaite faire le traitement suivant :</text:p>
      <text:list xml:id="list4603553504153540439" text:style-name="L4">
        <text:list-item>
          <text:list>
            <text:list-item>
              <text:p text:style-name="P20"><text:span text:style-name="T1">Copier les valeurs négatives de </text:span><text:span text:style-name="T5">tabVal</text:span><text:span text:style-name="T1"> dans un autre tableau nommé </text:span><text:span text:style-name="T5">tabValNeg</text:span><text:span text:style-name="T1">.</text:span></text:p>
            </text:list-item>
            <text:list-item>
              <text:p text:style-name="P20"><text:span text:style-name="T1">Copier les valeurs positives de </text:span><text:span text:style-name="T5">tabVal</text:span><text:span text:style-name="T1"> dans un autre tableau nommé </text:span><text:span text:style-name="T5">tabValPos</text:span><text:span text:style-name="T1">.</text:span></text:p>
            </text:list-item>
            <text:list-item>
              <text:p text:style-name="P20"><text:span text:style-name="T1">Compter le nombre de valeurs nulles contenues dans </text:span><text:span text:style-name="T5">tabVal</text:span><text:span text:style-name="T1">.</text:span></text:p>
            </text:list-item>
          </text:list>
        </text:list-item>
      </text:list>
      <text:p text:style-name="P2"/>
      <text:list xml:id="list274465162862855660" text:style-name="L5">
        <text:list-item>
          <text:p text:style-name="P21"><text:span text:style-name="T1">Quelle doit être la taille du tableau </text:span><text:span text:style-name="T5">tabValNeg </text:span><text:span text:style-name="T1">? Pourquoi ?</text:span></text:p>
        </text:list-item>
        <text:list-item>
          <text:p text:style-name="P21"><text:span text:style-name="T1">Quelle doit être la taille du tableau </text:span><text:span text:style-name="T5">tabValPos </text:span><text:span text:style-name="T1">? Pourquoi ?</text:span></text:p>
        </text:list-item>
      </text:list>
      <text:p text:style-name="P7"/>
      <text:list xml:id="list74854568034608" text:continue-numbering="true" text:style-name="L5">
        <text:list-item>
          <text:p text:style-name="P22">Donnez l'algorithme permettant de réaliser les trois actions décrites en début du document.</text:p>
        </text:list-item>
      </text:list>
      <text:p text:style-name="P7"/>
      <text:list xml:id="list74855172319075" text:continue-numbering="true" text:style-name="L5">
        <text:list-item>
          <text:p text:style-name="P21"><text:span text:style-name="T1">Donnez l'algorithme permettant d'afficher la somme des valeurs du tableau </text:span><text:span text:style-name="T5">tabValNeg</text:span><text:span text:style-name="T1">.</text:span></text:p>
        </text:list-item>
        <text:list-item>
          <text:p text:style-name="P21"><text:span text:style-name="T1">Donnez l'algorithme permettant de stocker la valeur minimum et la valeur maximum du tableau </text:span><text:span text:style-name="T5">tabValPos</text:span><text:span text:style-name="T1"> respectivement dans la variable </text:span><text:span text:style-name="T5">miniPos</text:span><text:span text:style-name="T1"> et </text:span><text:span text:style-name="T5">maxiPos</text:span><text:span text:style-name="T1">.</text:span></text:p>
        </text:list-item>
      </text:list>
      <text:p text:style-name="P4"/>
      <text:p text:style-name="P5">Exercice 4 :</text:p>
      <text:p text:style-name="P6">Soit un tableau d'entier pouvant contenir 10 valeurs.</text:p>
      <text:p text:style-name="P6">Proposez un algorithme permettant d'inverser les valeurs dans le tableau (La première valeur devient la dernière et inversement, la seconde devient l'avant-dernière et inversement, etc.).</text:p>
      <text:p text:style-name="P6">Codez cet algorithme en langage C.</text:p>
      <text:p text:style-name="P6"/>
      <text:p text:style-name="P5">Exercice 5 :</text:p>
      <text:p text:style-name="P8">Tri <text:span text:style-name="T2">par recherche des minima successifs</text:span></text:p>
      <text:p text:style-name="P15">Énoncé</text:p>
      <text:p text:style-name="P14">On commence par rechercher le plus petit élément du tableau. On le permute avec la valeur de la <text:s/>première case. </text:p>
      <text:p text:style-name="P14">On répète ce traitement avec le reste du tableau, le plus petit élément est permuté avec la deuxième case et ainsi de suite.</text:p>
      <text:p text:style-name="P27"/>
      <text:p text:style-name="P16"><text:span text:style-name="T6">Exemple</text:span> :<text:tab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 table:number-columns-repeated="2"/>
        <table:table-column table:style-name="Tableau13.F"/>
        <table:table-row table:style-name="Tableau13.1">
          <table:table-cell table:style-name="Tableau13.A1" office:value-type="string">
            <text:p text:style-name="P9">Indices</text:p>
          </table:table-cell>
          <table:table-cell table:style-name="Tableau13.A1" office:value-type="string">
            <text:p text:style-name="P10">0</text:p>
          </table:table-cell>
          <table:table-cell table:style-name="Tableau13.A1" office:value-type="string">
            <text:p text:style-name="P10">1</text:p>
          </table:table-cell>
          <table:table-cell table:style-name="Tableau13.A1" office:value-type="string">
            <text:p text:style-name="P10"/>
          </table:table-cell>
          <table:table-cell table:style-name="Tableau13.A1" office:value-type="string">
            <text:p text:style-name="P10"/>
          </table:table-cell>
          <table:table-cell table:style-name="Tableau13.F1" office:value-type="string">
            <text:p text:style-name="P10">N</text:p>
          </table:table-cell>
        </table:table-row>
        <table:table-row table:style-name="Tableau13.1">
          <table:table-cell table:style-name="Tableau13.A2" office:value-type="string">
            <text:p text:style-name="P11">Au départ</text:p>
          </table:table-cell>
          <table:table-cell table:style-name="Tableau13.A2" office:value-type="string">
            <text:p text:style-name="P12">5</text:p>
          </table:table-cell>
          <table:table-cell table:style-name="Tableau13.A2" office:value-type="string">
            <text:p text:style-name="P12">7</text:p>
          </table:table-cell>
          <table:table-cell table:style-name="Tableau13.A2" office:value-type="string">
            <text:p text:style-name="P12">2</text:p>
          </table:table-cell>
          <table:table-cell table:style-name="Tableau13.A2" office:value-type="string">
            <text:p text:style-name="P12">1</text:p>
          </table:table-cell>
          <table:table-cell table:style-name="Tableau13.F2" office:value-type="string">
            <text:p text:style-name="P12">4</text:p>
          </table:table-cell>
        </table:table-row>
        <table:table-row table:style-name="Tableau13.1">
          <table:table-cell table:style-name="Tableau13.A2" office:value-type="string">
            <text:p text:style-name="P9">1<text:span text:style-name="T7">er</text:span> tour</text:p>
          </table:table-cell>
          <table:table-cell table:style-name="Tableau13.A2" office:value-type="string">
            <text:p text:style-name="P13">1</text:p>
          </table:table-cell>
          <table:table-cell table:style-name="Tableau13.A2" office:value-type="string">
            <text:p text:style-name="P10">7</text:p>
          </table:table-cell>
          <table:table-cell table:style-name="Tableau13.D3" office:value-type="float" office:value="2">
            <text:p text:style-name="P10">2</text:p>
          </table:table-cell>
          <table:table-cell table:style-name="Tableau13.D3" office:value-type="float" office:value="5">
            <text:p text:style-name="P13">5</text:p>
          </table:table-cell>
          <table:table-cell table:style-name="Tableau13.F2" office:value-type="string">
            <text:p text:style-name="P10">4</text:p>
          </table:table-cell>
        </table:table-row>
        <table:table-row table:style-name="Tableau13.1">
          <table:table-cell table:style-name="Tableau13.A2" office:value-type="string">
            <text:p text:style-name="P9">2<text:span text:style-name="T7">eme</text:span> tour</text:p>
          </table:table-cell>
          <table:table-cell table:style-name="Tableau13.A2" office:value-type="string">
            <text:p text:style-name="P10">1</text:p>
          </table:table-cell>
          <table:table-cell table:style-name="Tableau13.A2" office:value-type="string">
            <text:p text:style-name="P13">2</text:p>
          </table:table-cell>
          <table:table-cell table:style-name="Tableau13.A2" office:value-type="string">
            <text:p text:style-name="P13">7</text:p>
          </table:table-cell>
          <table:table-cell table:style-name="Tableau13.A2" office:value-type="string">
            <text:p text:style-name="P10">5</text:p>
          </table:table-cell>
          <table:table-cell table:style-name="Tableau13.F2" office:value-type="string">
            <text:p text:style-name="P10">4</text:p>
          </table:table-cell>
        </table:table-row>
        <table:table-row table:style-name="Tableau13.1">
          <table:table-cell table:style-name="Tableau13.A2" office:value-type="string">
            <text:p text:style-name="P9">3<text:span text:style-name="T7">eme</text:span> tour</text:p>
          </table:table-cell>
          <table:table-cell table:style-name="Tableau13.A2" office:value-type="string">
            <text:p text:style-name="P10">1</text:p>
          </table:table-cell>
          <table:table-cell table:style-name="Tableau13.A2" office:value-type="string">
            <text:p text:style-name="P10">2</text:p>
          </table:table-cell>
          <table:table-cell table:style-name="Tableau13.A2" office:value-type="string">
            <text:p text:style-name="P13">4</text:p>
          </table:table-cell>
          <table:table-cell table:style-name="Tableau13.D3" office:value-type="float" office:value="5">
            <text:p text:style-name="P10">5</text:p>
          </table:table-cell>
          <table:table-cell table:style-name="Tableau13.F5" office:value-type="float" office:value="7">
            <text:p text:style-name="P13">7</text:p>
          </table:table-cell>
        </table:table-row>
        <table:table-row table:style-name="Tableau13.1">
          <table:table-cell table:style-name="Tableau13.A2" office:value-type="string">
            <text:p text:style-name="P9">4<text:span text:style-name="T7">eme</text:span> tour</text:p>
          </table:table-cell>
          <table:table-cell table:style-name="Tableau13.A2" office:value-type="string">
            <text:p text:style-name="P10">1</text:p>
          </table:table-cell>
          <table:table-cell table:style-name="Tableau13.A2" office:value-type="string">
            <text:p text:style-name="P10">2</text:p>
          </table:table-cell>
          <table:table-cell table:style-name="Tableau13.A2" office:value-type="string">
            <text:p text:style-name="P10">4</text:p>
          </table:table-cell>
          <table:table-cell table:style-name="Tableau13.A2" office:value-type="string">
            <text:p text:style-name="P10">5</text:p>
          </table:table-cell>
          <table:table-cell table:style-name="Tableau13.F2" office:value-type="string">
            <text:p text:style-name="P10">7</text:p>
          </table:table-cell>
        </table:table-row>
      </table:table>
      <text:p text:style-name="P15">Travail</text:p>
      <text:list xml:id="list2975359693189312693" text:style-name="Numbering_20_1">
        <text:list-item>
          <text:p text:style-name="P28">Proposez un algorithme de tri correspondant à cette démarche.</text:p>
        </text:list-item>
        <text:list-item>
          <text:p text:style-name="P28">Codez-le en C. : avec les éléments suivants :</text:p>
        </text:list-item>
      </text:list>
      <text:list xml:id="list6811449132809962442" text:style-name="L6">
        <text:list-item>
          <text:list>
            <text:list-item>
              <text:p text:style-name="P23">Une constante <text:span text:style-name="T3">TAILLE</text:span><text:span text:style-name="T8"> pour définir la dimension du tableau</text:span></text:p>
            </text:list-item>
            <text:list-item>
              <text:p text:style-name="P24">La fonction main qui va vérifier votre algorithme en réalisant les actions suivantes :</text:p>
              <text:list>
                <text:list-item>
                  <text:p text:style-name="P23"><text:span text:style-name="T8">Initialiser le tableau que vous noterez </text:span><text:span text:style-name="T3">tabATrier </text:span><text:span text:style-name="T8">avec les valeurs fournies,</text:span></text:p>
                </text:list-item>
                <text:list-item>
                  <text:p text:style-name="P24">Réaliser le codage correspondant à votre algorithme de tri</text:p>
                </text:list-item>
                <text:list-item>
                  <text:p text:style-name="P25">Afficher les valeurs du tableau qui doit maintenant être trié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14T08:10:21</meta:creation-date>
    <dc:date>2017-11-06T07:48:53.096010790</dc:date>
    <meta:editing-duration>PT27M41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2" meta:paragraph-count="74" meta:word-count="436" meta:character-count="2391" meta:non-whitespace-character-count="2046"/>
  </office:meta>
</office:document-meta>
</file>